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A0000016B8EC918724EBE9C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6.75cm" fo:min-width="9.897cm"/>
    </style:style>
    <style:style style:name="gr2" style:family="graphic" style:parent-style-name="standard">
      <style:graphic-properties draw:stroke="none" svg:stroke-color="#000000" draw:fill="none" draw:fill-color="#ffffff" fo:min-height="4.92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4.73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fo:color="#dd4814" loext:opacity="100%" style:font-name="DejaVu Sans" fo:font-size="32pt" style:font-size-asian="32pt" style:font-size-complex="32pt"/>
    </style:style>
    <style:style style:name="P4" style:family="paragraph">
      <loext:graphic-properties draw:fill="none" draw:fill-color="#ffffff"/>
      <style:paragraph-properties style:writing-mode="lr-tb"/>
      <style:text-properties style:font-name="Verdana"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  <style:text-properties style:font-name="Verdana" fo:font-size="14pt" style:font-size-asian="14pt" style:font-size-complex="14pt"/>
    </style:style>
    <style:style style:name="T1" style:family="text">
      <style:text-properties fo:color="#dd4814" loext:opacity="100%" style:font-name="DejaVu Sans" fo:font-size="60pt" style:font-size-asian="60pt" style:font-size-complex="60pt"/>
    </style:style>
    <style:style style:name="T2" style:family="text">
      <style:text-properties style:font-name="Verdana" fo:font-size="13pt" style:font-size-asian="13pt" style:font-size-complex="13pt"/>
    </style:style>
    <style:style style:name="T3" style:family="text">
      <style:text-properties style:font-name="Verdana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9.897cm" svg:height="6.75cm" svg:x="0.403cm" svg:y="1.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8.9cm" svg:height="4.929cm" svg:x="0.6cm" svg:y="3.015cm">
            <draw:text-box>
              <text:p text:style-name="P2"><text:span text:style-name="T1">70</text:span></text:p>
              <text:p text:style-name="P2"><text:span text:style-name="T1">Aaa</text:span></text:p>
            </draw:text-box>
          </draw:frame>
          <draw:frame draw:style-name="gr3" draw:text-style-name="P1" draw:layer="layout" svg:width="1.653cm" svg:height="2.4cm" svg:x="8.25cm" svg:y="1.653cm">
            <draw:image xlink:href="Pictures/10000001000000FA0000016B8EC918724EBE9C00.png" xlink:type="simple" xlink:show="embed" xlink:actuate="onLoad" draw:mime-type="image/png">
              <text:p/>
            </draw:image>
          </draw:frame>
          <draw:frame draw:style-name="gr4" draw:text-style-name="P4" draw:layer="layout" svg:width="1.75cm" svg:height="0.7cm" svg:x="8.253cm" svg:y="4.303cm">
            <draw:text-box>
              <text:p><text:span text:style-name="T2">Elektro</text:span></text:p>
            </draw:text-box>
          </draw:frame>
          <draw:frame draw:style-name="gr4" draw:text-style-name="P5" draw:layer="layout" svg:width="2.6cm" svg:height="0.7cm" svg:x="0.6cm" svg:y="1.55cm">
            <draw:text-box>
              <text:p><text:span text:style-name="T3">ROBOBOT</text:span></text:p>
            </draw:text-box>
          </draw:frame>
        </draw:g>
        <draw:g>
          <draw:custom-shape draw:style-name="gr1" draw:text-style-name="P1" draw:layer="layout" svg:width="9.897cm" svg:height="6.75cm" svg:x="10.6cm" svg:y="1.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8.9cm" svg:height="4.929cm" svg:x="10.797cm" svg:y="3.015cm">
            <draw:text-box>
              <text:p text:style-name="P2"><text:span text:style-name="T1">70</text:span></text:p>
              <text:p text:style-name="P2"><text:span text:style-name="T1">Aaa</text:span></text:p>
            </draw:text-box>
          </draw:frame>
          <draw:frame draw:style-name="gr3" draw:text-style-name="P1" draw:layer="layout" svg:width="1.653cm" svg:height="2.4cm" svg:x="18.447cm" svg:y="1.653cm">
            <draw:image xlink:href="Pictures/10000001000000FA0000016B8EC918724EBE9C00.png" xlink:type="simple" xlink:show="embed" xlink:actuate="onLoad" draw:mime-type="image/png">
              <text:p/>
            </draw:image>
          </draw:frame>
          <draw:frame draw:style-name="gr4" draw:text-style-name="P4" draw:layer="layout" svg:width="1.75cm" svg:height="0.7cm" svg:x="18.45cm" svg:y="4.303cm">
            <draw:text-box>
              <text:p><text:span text:style-name="T2">Elektro</text:span></text:p>
            </draw:text-box>
          </draw:frame>
          <draw:frame draw:style-name="gr4" draw:text-style-name="P5" draw:layer="layout" svg:width="2.6cm" svg:height="0.7cm" svg:x="10.797cm" svg:y="1.55cm">
            <draw:text-box>
              <text:p><text:span text:style-name="T3">ROBOBOT</text:span></text:p>
            </draw:text-box>
          </draw:frame>
        </draw:g>
        <draw:g>
          <draw:custom-shape draw:style-name="gr1" draw:text-style-name="P1" draw:layer="layout" svg:width="9.897cm" svg:height="6.75cm" svg:x="0.403cm" svg:y="8.0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8.9cm" svg:height="4.929cm" svg:x="0.6cm" svg:y="9.765cm">
            <draw:text-box>
              <text:p text:style-name="P2"><text:span text:style-name="T1">70</text:span></text:p>
              <text:p text:style-name="P2"><text:span text:style-name="T1">Aaa</text:span></text:p>
            </draw:text-box>
          </draw:frame>
          <draw:frame draw:style-name="gr3" draw:text-style-name="P1" draw:layer="layout" svg:width="1.653cm" svg:height="2.4cm" svg:x="8.25cm" svg:y="8.403cm">
            <draw:image xlink:href="Pictures/10000001000000FA0000016B8EC918724EBE9C00.png" xlink:type="simple" xlink:show="embed" xlink:actuate="onLoad" draw:mime-type="image/png">
              <text:p/>
            </draw:image>
          </draw:frame>
          <draw:frame draw:style-name="gr4" draw:text-style-name="P4" draw:layer="layout" svg:width="1.75cm" svg:height="0.7cm" svg:x="8.253cm" svg:y="11.053cm">
            <draw:text-box>
              <text:p><text:span text:style-name="T2">Elektro</text:span></text:p>
            </draw:text-box>
          </draw:frame>
          <draw:frame draw:style-name="gr4" draw:text-style-name="P5" draw:layer="layout" svg:width="2.6cm" svg:height="0.7cm" svg:x="0.6cm" svg:y="8.3cm">
            <draw:text-box>
              <text:p><text:span text:style-name="T3">ROBOBOT</text:span></text:p>
            </draw:text-box>
          </draw:frame>
        </draw:g>
        <draw:g>
          <draw:custom-shape draw:style-name="gr1" draw:text-style-name="P1" draw:layer="layout" svg:width="9.897cm" svg:height="6.75cm" svg:x="10.6cm" svg:y="8.0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8.9cm" svg:height="4.929cm" svg:x="10.797cm" svg:y="9.765cm">
            <draw:text-box>
              <text:p text:style-name="P2"><text:span text:style-name="T1">71</text:span></text:p>
              <text:p text:style-name="P2"><text:span text:style-name="T1">Viola</text:span></text:p>
            </draw:text-box>
          </draw:frame>
          <draw:frame draw:style-name="gr3" draw:text-style-name="P1" draw:layer="layout" svg:width="1.653cm" svg:height="2.4cm" svg:x="18.447cm" svg:y="8.403cm">
            <draw:image xlink:href="Pictures/10000001000000FA0000016B8EC918724EBE9C00.png" xlink:type="simple" xlink:show="embed" xlink:actuate="onLoad" draw:mime-type="image/png">
              <text:p/>
            </draw:image>
          </draw:frame>
          <draw:frame draw:style-name="gr4" draw:text-style-name="P4" draw:layer="layout" svg:width="1.75cm" svg:height="0.7cm" svg:x="18.45cm" svg:y="11.053cm">
            <draw:text-box>
              <text:p><text:span text:style-name="T2">Elektro</text:span></text:p>
            </draw:text-box>
          </draw:frame>
          <draw:frame draw:style-name="gr4" draw:text-style-name="P5" draw:layer="layout" svg:width="2.6cm" svg:height="0.7cm" svg:x="10.797cm" svg:y="8.3cm">
            <draw:text-box>
              <text:p><text:span text:style-name="T3">ROBOBOT</text:span></text:p>
            </draw:text-box>
          </draw:frame>
        </draw:g>
        <draw:g>
          <draw:custom-shape draw:style-name="gr1" draw:text-style-name="P1" draw:layer="layout" svg:width="9.897cm" svg:height="6.75cm" svg:x="0.403cm" svg:y="14.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8.9cm" svg:height="4.929cm" svg:x="0.6cm" svg:y="16.515cm">
            <draw:text-box>
              <text:p text:style-name="P2"><text:span text:style-name="T1">71</text:span></text:p>
              <text:p text:style-name="P2"><text:span text:style-name="T1">Viola</text:span></text:p>
            </draw:text-box>
          </draw:frame>
          <draw:frame draw:style-name="gr3" draw:text-style-name="P1" draw:layer="layout" svg:width="1.653cm" svg:height="2.4cm" svg:x="8.25cm" svg:y="15.153cm">
            <draw:image xlink:href="Pictures/10000001000000FA0000016B8EC918724EBE9C00.png" xlink:type="simple" xlink:show="embed" xlink:actuate="onLoad" draw:mime-type="image/png">
              <text:p/>
            </draw:image>
          </draw:frame>
          <draw:frame draw:style-name="gr4" draw:text-style-name="P4" draw:layer="layout" svg:width="1.75cm" svg:height="0.7cm" svg:x="8.253cm" svg:y="17.803cm">
            <draw:text-box>
              <text:p><text:span text:style-name="T2">Elektro</text:span></text:p>
            </draw:text-box>
          </draw:frame>
          <draw:frame draw:style-name="gr4" draw:text-style-name="P5" draw:layer="layout" svg:width="2.6cm" svg:height="0.7cm" svg:x="0.6cm" svg:y="15.05cm">
            <draw:text-box>
              <text:p><text:span text:style-name="T3">ROBOBOT</text:span></text:p>
            </draw:text-box>
          </draw:frame>
        </draw:g>
        <draw:g>
          <draw:custom-shape draw:style-name="gr1" draw:text-style-name="P1" draw:layer="layout" svg:width="9.897cm" svg:height="6.75cm" svg:x="10.6cm" svg:y="14.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8.9cm" svg:height="4.929cm" svg:x="10.797cm" svg:y="16.515cm">
            <draw:text-box>
              <text:p text:style-name="P2"><text:span text:style-name="T1">71</text:span></text:p>
              <text:p text:style-name="P2"><text:span text:style-name="T1">Viola</text:span></text:p>
            </draw:text-box>
          </draw:frame>
          <draw:frame draw:style-name="gr3" draw:text-style-name="P1" draw:layer="layout" svg:width="1.653cm" svg:height="2.4cm" svg:x="18.447cm" svg:y="15.153cm">
            <draw:image xlink:href="Pictures/10000001000000FA0000016B8EC918724EBE9C00.png" xlink:type="simple" xlink:show="embed" xlink:actuate="onLoad" draw:mime-type="image/png">
              <text:p/>
            </draw:image>
          </draw:frame>
          <draw:frame draw:style-name="gr4" draw:text-style-name="P4" draw:layer="layout" svg:width="1.75cm" svg:height="0.7cm" svg:x="18.45cm" svg:y="17.803cm">
            <draw:text-box>
              <text:p><text:span text:style-name="T2">Elektro</text:span></text:p>
            </draw:text-box>
          </draw:frame>
          <draw:frame draw:style-name="gr4" draw:text-style-name="P5" draw:layer="layout" svg:width="2.6cm" svg:height="0.7cm" svg:x="10.797cm" svg:y="15.05cm">
            <draw:text-box>
              <text:p><text:span text:style-name="T3">ROBOBOT</text:span></text:p>
            </draw:text-box>
          </draw:frame>
        </draw:g>
        <draw:g>
          <draw:custom-shape draw:style-name="gr1" draw:text-style-name="P1" draw:layer="layout" svg:width="9.897cm" svg:height="6.75cm" svg:x="0.403cm" svg:y="21.5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8.9cm" svg:height="4.929cm" svg:x="0.6cm" svg:y="23.265cm">
            <draw:text-box>
              <text:p text:style-name="P2"><text:span text:style-name="T1">72</text:span></text:p>
              <text:p text:style-name="P2"><text:span text:style-name="T1">Emilia</text:span></text:p>
            </draw:text-box>
          </draw:frame>
          <draw:frame draw:style-name="gr3" draw:text-style-name="P1" draw:layer="layout" svg:width="1.653cm" svg:height="2.4cm" svg:x="8.25cm" svg:y="21.903cm">
            <draw:image xlink:href="Pictures/10000001000000FA0000016B8EC918724EBE9C00.png" xlink:type="simple" xlink:show="embed" xlink:actuate="onLoad" draw:mime-type="image/png">
              <text:p/>
            </draw:image>
          </draw:frame>
          <draw:frame draw:style-name="gr4" draw:text-style-name="P4" draw:layer="layout" svg:width="1.75cm" svg:height="0.7cm" svg:x="8.253cm" svg:y="24.553cm">
            <draw:text-box>
              <text:p><text:span text:style-name="T2">Elektro</text:span></text:p>
            </draw:text-box>
          </draw:frame>
          <draw:frame draw:style-name="gr4" draw:text-style-name="P5" draw:layer="layout" svg:width="2.6cm" svg:height="0.7cm" svg:x="0.6cm" svg:y="21.8cm">
            <draw:text-box>
              <text:p><text:span text:style-name="T3">ROBOBOT</text:span></text:p>
            </draw:text-box>
          </draw:frame>
        </draw:g>
        <draw:g>
          <draw:custom-shape draw:style-name="gr1" draw:text-style-name="P1" draw:layer="layout" svg:width="9.897cm" svg:height="6.75cm" svg:x="10.6cm" svg:y="21.5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8.9cm" svg:height="4.929cm" svg:x="10.797cm" svg:y="23.265cm">
            <draw:text-box>
              <text:p text:style-name="P2"><text:span text:style-name="T1">72</text:span></text:p>
              <text:p text:style-name="P2"><text:span text:style-name="T1">Emilia</text:span></text:p>
            </draw:text-box>
          </draw:frame>
          <draw:frame draw:style-name="gr3" draw:text-style-name="P1" draw:layer="layout" svg:width="1.653cm" svg:height="2.4cm" svg:x="18.447cm" svg:y="21.903cm">
            <draw:image xlink:href="Pictures/10000001000000FA0000016B8EC918724EBE9C00.png" xlink:type="simple" xlink:show="embed" xlink:actuate="onLoad" draw:mime-type="image/png">
              <text:p/>
            </draw:image>
          </draw:frame>
          <draw:frame draw:style-name="gr4" draw:text-style-name="P4" draw:layer="layout" svg:width="1.75cm" svg:height="0.7cm" svg:x="18.45cm" svg:y="24.553cm">
            <draw:text-box>
              <text:p><text:span text:style-name="T2">Elektro</text:span></text:p>
            </draw:text-box>
          </draw:frame>
          <draw:frame draw:style-name="gr4" draw:text-style-name="P5" draw:layer="layout" svg:width="2.6cm" svg:height="0.7cm" svg:x="10.797cm" svg:y="21.8cm">
            <draw:text-box>
              <text:p><text:span text:style-name="T3">ROBOBOT</text:span></text:p>
            </draw:text-box>
          </draw:frame>
        </draw:g>
      </draw:page>
      <draw:page draw:name="page2" draw:style-name="dp1" draw:master-page-name="Default">
        <draw:g>
          <draw:custom-shape draw:style-name="gr1" draw:text-style-name="P1" draw:layer="layout" svg:width="9.897cm" svg:height="6.75cm" svg:x="0.403cm" svg:y="1.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8.9cm" svg:height="4.929cm" svg:x="0.6cm" svg:y="3.015cm">
            <draw:text-box>
              <text:p text:style-name="P2"><text:span text:style-name="T1">72</text:span></text:p>
              <text:p text:style-name="P2"><text:span text:style-name="T1">Emilia</text:span></text:p>
            </draw:text-box>
          </draw:frame>
          <draw:frame draw:style-name="gr3" draw:text-style-name="P1" draw:layer="layout" svg:width="1.653cm" svg:height="2.4cm" svg:x="8.25cm" svg:y="1.653cm">
            <draw:image xlink:href="Pictures/10000001000000FA0000016B8EC918724EBE9C00.png" xlink:type="simple" xlink:show="embed" xlink:actuate="onLoad" draw:mime-type="image/png">
              <text:p/>
            </draw:image>
          </draw:frame>
          <draw:frame draw:style-name="gr4" draw:text-style-name="P4" draw:layer="layout" svg:width="1.75cm" svg:height="0.7cm" svg:x="8.253cm" svg:y="4.303cm">
            <draw:text-box>
              <text:p><text:span text:style-name="T2">Elektro</text:span></text:p>
            </draw:text-box>
          </draw:frame>
          <draw:frame draw:style-name="gr4" draw:text-style-name="P5" draw:layer="layout" svg:width="2.6cm" svg:height="0.7cm" svg:x="0.6cm" svg:y="1.55cm">
            <draw:text-box>
              <text:p><text:span text:style-name="T3">ROBOBOT</text:span></text:p>
            </draw:text-box>
          </draw:frame>
        </draw:g>
        <draw:g>
          <draw:custom-shape draw:style-name="gr1" draw:text-style-name="P1" draw:layer="layout" svg:width="9.897cm" svg:height="6.75cm" svg:x="10.6cm" svg:y="1.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8.9cm" svg:height="4.929cm" svg:x="10.797cm" svg:y="3.015cm">
            <draw:text-box>
              <text:p text:style-name="P2"><text:span text:style-name="T1">73</text:span></text:p>
              <text:p text:style-name="P2"><text:span text:style-name="T1">Cecilie</text:span></text:p>
            </draw:text-box>
          </draw:frame>
          <draw:frame draw:style-name="gr3" draw:text-style-name="P1" draw:layer="layout" svg:width="1.653cm" svg:height="2.4cm" svg:x="18.447cm" svg:y="1.653cm">
            <draw:image xlink:href="Pictures/10000001000000FA0000016B8EC918724EBE9C00.png" xlink:type="simple" xlink:show="embed" xlink:actuate="onLoad" draw:mime-type="image/png">
              <text:p/>
            </draw:image>
          </draw:frame>
          <draw:frame draw:style-name="gr4" draw:text-style-name="P4" draw:layer="layout" svg:width="1.75cm" svg:height="0.7cm" svg:x="18.45cm" svg:y="4.303cm">
            <draw:text-box>
              <text:p><text:span text:style-name="T2">Elektro</text:span></text:p>
            </draw:text-box>
          </draw:frame>
          <draw:frame draw:style-name="gr4" draw:text-style-name="P5" draw:layer="layout" svg:width="2.6cm" svg:height="0.7cm" svg:x="10.797cm" svg:y="1.55cm">
            <draw:text-box>
              <text:p><text:span text:style-name="T3">ROBOBOT</text:span></text:p>
            </draw:text-box>
          </draw:frame>
        </draw:g>
        <draw:g>
          <draw:custom-shape draw:style-name="gr1" draw:text-style-name="P1" draw:layer="layout" svg:width="9.897cm" svg:height="6.75cm" svg:x="0.403cm" svg:y="8.0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8.9cm" svg:height="4.929cm" svg:x="0.6cm" svg:y="9.765cm">
            <draw:text-box>
              <text:p text:style-name="P2"><text:span text:style-name="T1">73</text:span></text:p>
              <text:p text:style-name="P2"><text:span text:style-name="T1">Cecilie</text:span></text:p>
            </draw:text-box>
          </draw:frame>
          <draw:frame draw:style-name="gr3" draw:text-style-name="P1" draw:layer="layout" svg:width="1.653cm" svg:height="2.4cm" svg:x="8.25cm" svg:y="8.403cm">
            <draw:image xlink:href="Pictures/10000001000000FA0000016B8EC918724EBE9C00.png" xlink:type="simple" xlink:show="embed" xlink:actuate="onLoad" draw:mime-type="image/png">
              <text:p/>
            </draw:image>
          </draw:frame>
          <draw:frame draw:style-name="gr4" draw:text-style-name="P4" draw:layer="layout" svg:width="1.75cm" svg:height="0.7cm" svg:x="8.253cm" svg:y="11.053cm">
            <draw:text-box>
              <text:p><text:span text:style-name="T2">Elektro</text:span></text:p>
            </draw:text-box>
          </draw:frame>
          <draw:frame draw:style-name="gr4" draw:text-style-name="P5" draw:layer="layout" svg:width="2.6cm" svg:height="0.7cm" svg:x="0.6cm" svg:y="8.3cm">
            <draw:text-box>
              <text:p><text:span text:style-name="T3">ROBOBOT</text:span></text:p>
            </draw:text-box>
          </draw:frame>
        </draw:g>
        <draw:g>
          <draw:custom-shape draw:style-name="gr1" draw:text-style-name="P1" draw:layer="layout" svg:width="9.897cm" svg:height="6.75cm" svg:x="10.6cm" svg:y="8.0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8.9cm" svg:height="4.929cm" svg:x="10.797cm" svg:y="9.765cm">
            <draw:text-box>
              <text:p text:style-name="P2"><text:span text:style-name="T1">73</text:span></text:p>
              <text:p text:style-name="P2"><text:span text:style-name="T1">Cecilie</text:span></text:p>
            </draw:text-box>
          </draw:frame>
          <draw:frame draw:style-name="gr3" draw:text-style-name="P1" draw:layer="layout" svg:width="1.653cm" svg:height="2.4cm" svg:x="18.447cm" svg:y="8.403cm">
            <draw:image xlink:href="Pictures/10000001000000FA0000016B8EC918724EBE9C00.png" xlink:type="simple" xlink:show="embed" xlink:actuate="onLoad" draw:mime-type="image/png">
              <text:p/>
            </draw:image>
          </draw:frame>
          <draw:frame draw:style-name="gr4" draw:text-style-name="P4" draw:layer="layout" svg:width="1.75cm" svg:height="0.7cm" svg:x="18.45cm" svg:y="11.053cm">
            <draw:text-box>
              <text:p><text:span text:style-name="T2">Elektro</text:span></text:p>
            </draw:text-box>
          </draw:frame>
          <draw:frame draw:style-name="gr4" draw:text-style-name="P5" draw:layer="layout" svg:width="2.6cm" svg:height="0.7cm" svg:x="10.797cm" svg:y="8.3cm">
            <draw:text-box>
              <text:p><text:span text:style-name="T3">ROBOBOT</text:span></text:p>
            </draw:text-box>
          </draw:frame>
        </draw:g>
        <draw:g>
          <draw:custom-shape draw:style-name="gr1" draw:text-style-name="P1" draw:layer="layout" svg:width="9.897cm" svg:height="6.75cm" svg:x="0.403cm" svg:y="14.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8.9cm" svg:height="4.929cm" svg:x="0.6cm" svg:y="16.515cm">
            <draw:text-box>
              <text:p text:style-name="P2"><text:span text:style-name="T1">74</text:span></text:p>
              <text:p text:style-name="P2"><text:span text:style-name="T1">Eva</text:span></text:p>
            </draw:text-box>
          </draw:frame>
          <draw:frame draw:style-name="gr3" draw:text-style-name="P1" draw:layer="layout" svg:width="1.653cm" svg:height="2.4cm" svg:x="8.25cm" svg:y="15.153cm">
            <draw:image xlink:href="Pictures/10000001000000FA0000016B8EC918724EBE9C00.png" xlink:type="simple" xlink:show="embed" xlink:actuate="onLoad" draw:mime-type="image/png">
              <text:p/>
            </draw:image>
          </draw:frame>
          <draw:frame draw:style-name="gr4" draw:text-style-name="P4" draw:layer="layout" svg:width="1.75cm" svg:height="0.7cm" svg:x="8.253cm" svg:y="17.803cm">
            <draw:text-box>
              <text:p><text:span text:style-name="T2">Elektro</text:span></text:p>
            </draw:text-box>
          </draw:frame>
          <draw:frame draw:style-name="gr4" draw:text-style-name="P5" draw:layer="layout" svg:width="2.6cm" svg:height="0.7cm" svg:x="0.6cm" svg:y="15.05cm">
            <draw:text-box>
              <text:p><text:span text:style-name="T3">ROBOBOT</text:span></text:p>
            </draw:text-box>
          </draw:frame>
        </draw:g>
        <draw:g>
          <draw:custom-shape draw:style-name="gr1" draw:text-style-name="P1" draw:layer="layout" svg:width="9.897cm" svg:height="6.75cm" svg:x="10.6cm" svg:y="14.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8.9cm" svg:height="4.929cm" svg:x="10.797cm" svg:y="16.515cm">
            <draw:text-box>
              <text:p text:style-name="P2"><text:span text:style-name="T1">74</text:span></text:p>
              <text:p text:style-name="P2"><text:span text:style-name="T1">Eva</text:span></text:p>
            </draw:text-box>
          </draw:frame>
          <draw:frame draw:style-name="gr3" draw:text-style-name="P1" draw:layer="layout" svg:width="1.653cm" svg:height="2.4cm" svg:x="18.447cm" svg:y="15.153cm">
            <draw:image xlink:href="Pictures/10000001000000FA0000016B8EC918724EBE9C00.png" xlink:type="simple" xlink:show="embed" xlink:actuate="onLoad" draw:mime-type="image/png">
              <text:p/>
            </draw:image>
          </draw:frame>
          <draw:frame draw:style-name="gr4" draw:text-style-name="P4" draw:layer="layout" svg:width="1.75cm" svg:height="0.7cm" svg:x="18.45cm" svg:y="17.803cm">
            <draw:text-box>
              <text:p><text:span text:style-name="T2">Elektro</text:span></text:p>
            </draw:text-box>
          </draw:frame>
          <draw:frame draw:style-name="gr4" draw:text-style-name="P5" draw:layer="layout" svg:width="2.6cm" svg:height="0.7cm" svg:x="10.797cm" svg:y="15.05cm">
            <draw:text-box>
              <text:p><text:span text:style-name="T3">ROBOBOT</text:span></text:p>
            </draw:text-box>
          </draw:frame>
        </draw:g>
        <draw:g>
          <draw:custom-shape draw:style-name="gr1" draw:text-style-name="P1" draw:layer="layout" svg:width="9.897cm" svg:height="6.75cm" svg:x="0.403cm" svg:y="21.5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8.9cm" svg:height="4.929cm" svg:x="0.6cm" svg:y="23.265cm">
            <draw:text-box>
              <text:p text:style-name="P2"><text:span text:style-name="T1">74</text:span></text:p>
              <text:p text:style-name="P2"><text:span text:style-name="T1">Eva</text:span></text:p>
            </draw:text-box>
          </draw:frame>
          <draw:frame draw:style-name="gr3" draw:text-style-name="P1" draw:layer="layout" svg:width="1.653cm" svg:height="2.4cm" svg:x="8.25cm" svg:y="21.903cm">
            <draw:image xlink:href="Pictures/10000001000000FA0000016B8EC918724EBE9C00.png" xlink:type="simple" xlink:show="embed" xlink:actuate="onLoad" draw:mime-type="image/png">
              <text:p/>
            </draw:image>
          </draw:frame>
          <draw:frame draw:style-name="gr4" draw:text-style-name="P4" draw:layer="layout" svg:width="1.75cm" svg:height="0.7cm" svg:x="8.253cm" svg:y="24.553cm">
            <draw:text-box>
              <text:p><text:span text:style-name="T2">Elektro</text:span></text:p>
            </draw:text-box>
          </draw:frame>
          <draw:frame draw:style-name="gr4" draw:text-style-name="P5" draw:layer="layout" svg:width="2.6cm" svg:height="0.7cm" svg:x="0.6cm" svg:y="21.8cm">
            <draw:text-box>
              <text:p><text:span text:style-name="T3">ROBOBOT</text:span></text:p>
            </draw:text-box>
          </draw:frame>
        </draw:g>
        <draw:g>
          <draw:custom-shape draw:style-name="gr1" draw:text-style-name="P1" draw:layer="layout" svg:width="9.897cm" svg:height="6.75cm" svg:x="10.6cm" svg:y="21.5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8.9cm" svg:height="4.929cm" svg:x="10.797cm" svg:y="23.265cm">
            <draw:text-box>
              <text:p text:style-name="P2"><text:span text:style-name="T1">75</text:span></text:p>
              <text:p text:style-name="P2"><text:span text:style-name="T1">Clara</text:span></text:p>
            </draw:text-box>
          </draw:frame>
          <draw:frame draw:style-name="gr3" draw:text-style-name="P1" draw:layer="layout" svg:width="1.653cm" svg:height="2.4cm" svg:x="18.447cm" svg:y="21.903cm">
            <draw:image xlink:href="Pictures/10000001000000FA0000016B8EC918724EBE9C00.png" xlink:type="simple" xlink:show="embed" xlink:actuate="onLoad" draw:mime-type="image/png">
              <text:p/>
            </draw:image>
          </draw:frame>
          <draw:frame draw:style-name="gr4" draw:text-style-name="P4" draw:layer="layout" svg:width="1.75cm" svg:height="0.7cm" svg:x="18.45cm" svg:y="24.553cm">
            <draw:text-box>
              <text:p><text:span text:style-name="T2">Elektro</text:span></text:p>
            </draw:text-box>
          </draw:frame>
          <draw:frame draw:style-name="gr4" draw:text-style-name="P5" draw:layer="layout" svg:width="2.6cm" svg:height="0.7cm" svg:x="10.797cm" svg:y="21.8cm">
            <draw:text-box>
              <text:p><text:span text:style-name="T3">ROBOBOT</text:span></text:p>
            </draw:text-box>
          </draw:frame>
        </draw:g>
      </draw:page>
      <draw:page draw:name="page3" draw:style-name="dp1" draw:master-page-name="Default">
        <draw:g>
          <draw:custom-shape draw:style-name="gr1" draw:text-style-name="P1" draw:layer="layout" svg:width="9.897cm" svg:height="6.75cm" svg:x="0.403cm" svg:y="1.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8.9cm" svg:height="4.735cm" svg:x="0.6cm" svg:y="3.015cm">
            <draw:text-box>
              <text:p text:style-name="P2"><text:span text:style-name="T1">7</text:span></text:p>
            </draw:text-box>
          </draw:frame>
          <draw:frame draw:style-name="gr3" draw:text-style-name="P1" draw:layer="layout" svg:width="1.653cm" svg:height="2.4cm" svg:x="8.25cm" svg:y="1.653cm">
            <draw:image xlink:href="Pictures/10000001000000FA0000016B8EC918724EBE9C00.png" xlink:type="simple" xlink:show="embed" xlink:actuate="onLoad" draw:mime-type="image/png">
              <text:p/>
            </draw:image>
          </draw:frame>
          <draw:frame draw:style-name="gr4" draw:text-style-name="P4" draw:layer="layout" svg:width="1.75cm" svg:height="0.7cm" svg:x="8.253cm" svg:y="4.303cm">
            <draw:text-box>
              <text:p><text:span text:style-name="T2">Elektro</text:span></text:p>
            </draw:text-box>
          </draw:frame>
          <draw:frame draw:style-name="gr4" draw:text-style-name="P5" draw:layer="layout" svg:width="2.6cm" svg:height="0.7cm" svg:x="0.6cm" svg:y="1.55cm">
            <draw:text-box>
              <text:p><text:span text:style-name="T3">ROBOBOT</text:span></text:p>
            </draw:text-box>
          </draw:frame>
        </draw:g>
        <draw:g>
          <draw:custom-shape draw:style-name="gr1" draw:text-style-name="P1" draw:layer="layout" svg:width="9.897cm" svg:height="6.75cm" svg:x="10.6cm" svg:y="1.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8.9cm" svg:height="4.929cm" svg:x="10.797cm" svg:y="3.015cm">
            <draw:text-box>
              <text:p text:style-name="P2"><text:span text:style-name="T1">7</text:span></text:p>
              <text:p text:style-name="P2"><text:span text:style-name="T1"/></text:p>
            </draw:text-box>
          </draw:frame>
          <draw:frame draw:style-name="gr3" draw:text-style-name="P1" draw:layer="layout" svg:width="1.653cm" svg:height="2.4cm" svg:x="18.447cm" svg:y="1.653cm">
            <draw:image xlink:href="Pictures/10000001000000FA0000016B8EC918724EBE9C00.png" xlink:type="simple" xlink:show="embed" xlink:actuate="onLoad" draw:mime-type="image/png">
              <text:p/>
            </draw:image>
          </draw:frame>
          <draw:frame draw:style-name="gr4" draw:text-style-name="P4" draw:layer="layout" svg:width="1.75cm" svg:height="0.7cm" svg:x="18.45cm" svg:y="4.303cm">
            <draw:text-box>
              <text:p><text:span text:style-name="T2">Elektro</text:span></text:p>
            </draw:text-box>
          </draw:frame>
          <draw:frame draw:style-name="gr4" draw:text-style-name="P5" draw:layer="layout" svg:width="2.6cm" svg:height="0.7cm" svg:x="10.797cm" svg:y="1.55cm">
            <draw:text-box>
              <text:p><text:span text:style-name="T3">ROBOBOT</text:span></text:p>
            </draw:text-box>
          </draw:frame>
        </draw:g>
        <draw:g>
          <draw:custom-shape draw:style-name="gr1" draw:text-style-name="P1" draw:layer="layout" svg:width="9.897cm" svg:height="6.75cm" svg:x="0.403cm" svg:y="8.0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8.9cm" svg:height="4.735cm" svg:x="0.6cm" svg:y="9.765cm">
            <draw:text-box>
              <text:p text:style-name="P2"><text:span text:style-name="T1">7</text:span></text:p>
            </draw:text-box>
          </draw:frame>
          <draw:frame draw:style-name="gr3" draw:text-style-name="P1" draw:layer="layout" svg:width="1.653cm" svg:height="2.4cm" svg:x="8.25cm" svg:y="8.403cm">
            <draw:image xlink:href="Pictures/10000001000000FA0000016B8EC918724EBE9C00.png" xlink:type="simple" xlink:show="embed" xlink:actuate="onLoad" draw:mime-type="image/png">
              <text:p/>
            </draw:image>
          </draw:frame>
          <draw:frame draw:style-name="gr4" draw:text-style-name="P4" draw:layer="layout" svg:width="1.75cm" svg:height="0.7cm" svg:x="8.253cm" svg:y="11.053cm">
            <draw:text-box>
              <text:p><text:span text:style-name="T2">Elektro</text:span></text:p>
            </draw:text-box>
          </draw:frame>
          <draw:frame draw:style-name="gr4" draw:text-style-name="P5" draw:layer="layout" svg:width="2.6cm" svg:height="0.7cm" svg:x="0.6cm" svg:y="8.3cm">
            <draw:text-box>
              <text:p><text:span text:style-name="T3">ROBOBOT</text:span></text:p>
            </draw:text-box>
          </draw:frame>
        </draw:g>
        <draw:g>
          <draw:custom-shape draw:style-name="gr1" draw:text-style-name="P1" draw:layer="layout" svg:width="9.897cm" svg:height="6.75cm" svg:x="10.6cm" svg:y="8.0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8.9cm" svg:height="4.735cm" svg:x="10.797cm" svg:y="9.765cm">
            <draw:text-box>
              <text:p text:style-name="P2"><text:span text:style-name="T1">7</text:span></text:p>
            </draw:text-box>
          </draw:frame>
          <draw:frame draw:style-name="gr3" draw:text-style-name="P1" draw:layer="layout" svg:width="1.653cm" svg:height="2.4cm" svg:x="18.447cm" svg:y="8.403cm">
            <draw:image xlink:href="Pictures/10000001000000FA0000016B8EC918724EBE9C00.png" xlink:type="simple" xlink:show="embed" xlink:actuate="onLoad" draw:mime-type="image/png">
              <text:p/>
            </draw:image>
          </draw:frame>
          <draw:frame draw:style-name="gr4" draw:text-style-name="P4" draw:layer="layout" svg:width="1.75cm" svg:height="0.7cm" svg:x="18.45cm" svg:y="11.053cm">
            <draw:text-box>
              <text:p><text:span text:style-name="T2">Elektro</text:span></text:p>
            </draw:text-box>
          </draw:frame>
          <draw:frame draw:style-name="gr4" draw:text-style-name="P5" draw:layer="layout" svg:width="2.6cm" svg:height="0.7cm" svg:x="10.797cm" svg:y="8.3cm">
            <draw:text-box>
              <text:p><text:span text:style-name="T3">ROBOBOT</text:span></text:p>
            </draw:text-box>
          </draw:frame>
        </draw:g>
        <draw:g>
          <draw:custom-shape draw:style-name="gr1" draw:text-style-name="P1" draw:layer="layout" svg:width="9.897cm" svg:height="6.75cm" svg:x="0.403cm" svg:y="14.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8.9cm" svg:height="4.735cm" svg:x="0.6cm" svg:y="16.515cm">
            <draw:text-box>
              <text:p text:style-name="P2"><text:span text:style-name="T1">7</text:span></text:p>
            </draw:text-box>
          </draw:frame>
          <draw:frame draw:style-name="gr3" draw:text-style-name="P1" draw:layer="layout" svg:width="1.653cm" svg:height="2.4cm" svg:x="8.25cm" svg:y="15.153cm">
            <draw:image xlink:href="Pictures/10000001000000FA0000016B8EC918724EBE9C00.png" xlink:type="simple" xlink:show="embed" xlink:actuate="onLoad" draw:mime-type="image/png">
              <text:p/>
            </draw:image>
          </draw:frame>
          <draw:frame draw:style-name="gr4" draw:text-style-name="P4" draw:layer="layout" svg:width="1.75cm" svg:height="0.7cm" svg:x="8.253cm" svg:y="17.803cm">
            <draw:text-box>
              <text:p><text:span text:style-name="T2">Elektro</text:span></text:p>
            </draw:text-box>
          </draw:frame>
          <draw:frame draw:style-name="gr4" draw:text-style-name="P5" draw:layer="layout" svg:width="2.6cm" svg:height="0.7cm" svg:x="0.6cm" svg:y="15.05cm">
            <draw:text-box>
              <text:p><text:span text:style-name="T3">ROBOBOT</text:span></text:p>
            </draw:text-box>
          </draw:frame>
        </draw:g>
        <draw:g>
          <draw:custom-shape draw:style-name="gr1" draw:text-style-name="P1" draw:layer="layout" svg:width="9.897cm" svg:height="6.75cm" svg:x="10.6cm" svg:y="14.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8.9cm" svg:height="4.735cm" svg:x="10.797cm" svg:y="16.515cm">
            <draw:text-box>
              <text:p text:style-name="P2"><text:span text:style-name="T1">7</text:span></text:p>
            </draw:text-box>
          </draw:frame>
          <draw:frame draw:style-name="gr3" draw:text-style-name="P1" draw:layer="layout" svg:width="1.653cm" svg:height="2.4cm" svg:x="18.447cm" svg:y="15.153cm">
            <draw:image xlink:href="Pictures/10000001000000FA0000016B8EC918724EBE9C00.png" xlink:type="simple" xlink:show="embed" xlink:actuate="onLoad" draw:mime-type="image/png">
              <text:p/>
            </draw:image>
          </draw:frame>
          <draw:frame draw:style-name="gr4" draw:text-style-name="P4" draw:layer="layout" svg:width="1.75cm" svg:height="0.7cm" svg:x="18.45cm" svg:y="17.803cm">
            <draw:text-box>
              <text:p><text:span text:style-name="T2">Elektro</text:span></text:p>
            </draw:text-box>
          </draw:frame>
          <draw:frame draw:style-name="gr4" draw:text-style-name="P5" draw:layer="layout" svg:width="2.6cm" svg:height="0.7cm" svg:x="10.797cm" svg:y="15.05cm">
            <draw:text-box>
              <text:p><text:span text:style-name="T3">ROBOBOT</text:span></text:p>
            </draw:text-box>
          </draw:frame>
        </draw:g>
        <draw:g>
          <draw:custom-shape draw:style-name="gr1" draw:text-style-name="P1" draw:layer="layout" svg:width="9.897cm" svg:height="6.75cm" svg:x="0.403cm" svg:y="21.5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8.9cm" svg:height="4.735cm" svg:x="0.6cm" svg:y="23.265cm">
            <draw:text-box>
              <text:p text:style-name="P2"><text:span text:style-name="T1">7</text:span></text:p>
            </draw:text-box>
          </draw:frame>
          <draw:frame draw:style-name="gr3" draw:text-style-name="P1" draw:layer="layout" svg:width="1.653cm" svg:height="2.4cm" svg:x="8.25cm" svg:y="21.903cm">
            <draw:image xlink:href="Pictures/10000001000000FA0000016B8EC918724EBE9C00.png" xlink:type="simple" xlink:show="embed" xlink:actuate="onLoad" draw:mime-type="image/png">
              <text:p/>
            </draw:image>
          </draw:frame>
          <draw:frame draw:style-name="gr4" draw:text-style-name="P4" draw:layer="layout" svg:width="1.75cm" svg:height="0.7cm" svg:x="8.253cm" svg:y="24.553cm">
            <draw:text-box>
              <text:p><text:span text:style-name="T2">Elektro</text:span></text:p>
            </draw:text-box>
          </draw:frame>
          <draw:frame draw:style-name="gr4" draw:text-style-name="P5" draw:layer="layout" svg:width="2.6cm" svg:height="0.7cm" svg:x="0.6cm" svg:y="21.8cm">
            <draw:text-box>
              <text:p><text:span text:style-name="T3">ROBOBOT</text:span></text:p>
            </draw:text-box>
          </draw:frame>
        </draw:g>
        <draw:g>
          <draw:custom-shape draw:style-name="gr1" draw:text-style-name="P1" draw:layer="layout" svg:width="9.897cm" svg:height="6.75cm" svg:x="10.6cm" svg:y="21.5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8.9cm" svg:height="4.735cm" svg:x="10.797cm" svg:y="23.265cm">
            <draw:text-box>
              <text:p text:style-name="P2"><text:span text:style-name="T1">7</text:span></text:p>
            </draw:text-box>
          </draw:frame>
          <draw:frame draw:style-name="gr3" draw:text-style-name="P1" draw:layer="layout" svg:width="1.653cm" svg:height="2.4cm" svg:x="18.447cm" svg:y="21.903cm">
            <draw:image xlink:href="Pictures/10000001000000FA0000016B8EC918724EBE9C00.png" xlink:type="simple" xlink:show="embed" xlink:actuate="onLoad" draw:mime-type="image/png">
              <text:p/>
            </draw:image>
          </draw:frame>
          <draw:frame draw:style-name="gr4" draw:text-style-name="P4" draw:layer="layout" svg:width="1.75cm" svg:height="0.7cm" svg:x="18.45cm" svg:y="24.553cm">
            <draw:text-box>
              <text:p><text:span text:style-name="T2">Elektro</text:span></text:p>
            </draw:text-box>
          </draw:frame>
          <draw:frame draw:style-name="gr4" draw:text-style-name="P5" draw:layer="layout" svg:width="2.6cm" svg:height="0.7cm" svg:x="10.797cm" svg:y="21.8cm">
            <draw:text-box>
              <text:p><text:span text:style-name="T3">ROBOBO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a" fo:country="DK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.3cm" fo:margin-bottom="1.3cm" fo:margin-left="0.3cm" fo:margin-right="0.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1-30T08:05:57.674211300</meta:creation-date>
    <dc:date>2023-12-05T09:21:05.917916829</dc:date>
    <meta:editing-duration>PT10H23M8S</meta:editing-duration>
    <meta:editing-cycles>42</meta:editing-cycles>
    <meta:generator>LibreOffice/7.3.7.2$Linux_X86_64 LibreOffice_project/30$Build-2</meta:generator>
    <meta:print-date>2016-12-30T11:39:36.860488437</meta:print-date>
    <meta:document-statistic meta:object-count="144"/>
  </office:meta>
</office:document-meta>
</file>